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4118919171671192653"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4870691306840993153"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3">Природа Проклятий</text:span>» - обмен</text:p>
        </text:list-item>
        <text:list-item>
          <text:p text:style-name="P163"><text:span text:style-name="T63">«Магия для Чайников»</text:span> - обмен</text:p>
        </text:list-item>
        <text:list-item>
          <text:p text:style-name="P163"><text:span text:style-name="T63">«Энциклопедия Арканум»</text:span> - обмен</text:p>
        </text:list-item>
        <text:list-item>
          <text:p text:style-name="P163">«О Гейсах» - обмен</text:p>
        </text:list-item>
        <text:list-item>
          <text:p text:style-name="P163">«<text:span text:style-name="T63">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980157485863744177"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text:soft-page-break/>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3">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text:soft-page-break/>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417026339642282522"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7"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 Плевок затормозил у потолка и вылетел в окно.</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text:soft-page-break/>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106">– Ох, Селестия милосердная… Кракен… Этого не было в расчётах…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пикирует звено Вондерболтов.</text:p>
      <text:p text:style-name="P106">– <text:span text:style-name="T29">ПОНИ! ВЫ ЗАЕБАЛИ!!! ВЫ ДАДИТЕ МНЕ СПАТЬ, ИЛИ НЕТ?!!</text:span></text:p>
      <text:p text:style-name="P10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106">– Берегись!!!</text:p>
      <text:p text:style-name="P10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106"/>
      <text:p text:style-name="P109">~~~~~</text:p>
      <text:p text:style-name="P109"/>
      <text:p text:style-name="P10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106">Я принимаю вертикальное положение. Вокруг меня осыпавшиеся замшелые стены без крыши и… Дэш.</text:p>
      <text:p text:style-name="P10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106">– Учту. – я кривлюсь от боли. – Спасибо, Дэш. За мной должок.</text:p>
      <text:p text:style-name="P106"><text:soft-page-break/>– Да кто там считает! – отмахивается пегаска. – Ты не в курсе, куда я приземлилась? Ты уже был тут.</text:p>
      <text:p text:style-name="P106">Я качаю головой.</text:p>
      <text:p text:style-name="P106">– Я видел только маленькую часть замка Сестёр. И то, на бегу. Но ты ведь можешь подняться над замком и разведать путь.</text:p>
      <text:p text:style-name="P106">Пегаска чешет копытом в затылке.</text:p>
      <text:p text:style-name="P106">– Тут отличный магический фон. У моих крыльев тяга в два раза сильнее обычного. Но пока я спускалась, меня трижды чуть не сбили.</text:p>
      <text:p text:style-name="P106">Над развалинами выстреливает пландерсид, целясь в пролетающего Вондерболта.</text:p>
      <text:p text:style-name="P106">– Вот, видишь. – пегаска пожимает плечами. – Из болота простреливается всё небо над замком. У этих ляганных пландерсидов офигенная скорость. Конечно, не такая, как у меня, но на близкой дистанции увернуться от них будет трудновато.</text:p>
      <text:p text:style-name="P106"/>
      <text:p text:style-name="P106"/>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oft-page-break/><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oft-page-break/></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9"/>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8"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8"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8" text:outline-level="2"><text:soft-page-break/></text:h>
      <text:h text:style-name="P158"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8" text:outline-level="2">Поиск решения</text:h>
      <text:p text:style-name="P120"/>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8"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text:soft-page-break/>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text:soft-page-break/>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oft-page-break/><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8"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text:soft-page-break/>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8"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text:soft-page-break/>…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8" text:outline-level="2"><text:soft-page-break/>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8" text:outline-level="2"><text:soft-page-break/>След?</text:h>
      <text:p text:style-name="P120"/>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8"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8955941489355515970"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9">– </text:span>А если нет? – Эпплджек смотрела мне мне прямо в глаза.</text:p>
      <text:list xml:id="list40221486" text:continue-numbering="true" text:style-name="L5">
        <text:list-header>
          <text:p text:style-name="P168">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234442" text:continue-numbering="true" text:style-name="L5">
        <text:list-header>
          <text:p text:style-name="P168">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226706"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9" text:outline-level="2">Почти.</text:h>
      <text:p text:style-name="P12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1715090535068657005"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280697100341521594" text:style-name="L7">
        <text:list-header>
          <text:p text:style-name="P16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text:soft-page-break/>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text:soft-page-break/>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8698930829546787401" text:style-name="L8">
        <text:list-header>
          <text:p text:style-name="P171">(<text:span text:style-name="T28">Луна — как повелительница снов, слышала разговор Макса с Анакорном</text:span>)</text:p>
          <text:p text:style-name="P172"/>
        </text:list-header>
      </text:list>
      <text:p text:style-name="P13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8"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13T20:04:02.86</dc:date>
    <meta:editing-duration>P108DT13H41M27S</meta:editing-duration>
    <meta:editing-cycles>6542</meta:editing-cycles>
    <meta:generator>OpenOffice/4.1.1$Win32 OpenOffice.org_project/411m6$Build-9775</meta:generator>
    <dc:creator>макс </dc:creator>
    <meta:document-statistic meta:table-count="0" meta:image-count="0" meta:object-count="0" meta:page-count="193" meta:paragraph-count="4043" meta:word-count="91482" meta:character-count="583326"/>
  </office:meta>
</office:document-meta>
</file>